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GRIEVOUS FOES (56:1-2, 5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GRIEVOUS FOES (56:1-2, 5-6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dog his steps (5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twist his words (56:5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y plot his death (56:6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56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DAVID'S GRIEVOUS FOES (56:1-2, 5-6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DAVID'S GLORIOUS FRIEND (56:3-4, 7-13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DAVID'S GLORIOUS FRIEND (56:3-4, 7-13):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God relieves his fears (56:3-4, 9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God records his sorrows (56:7-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God receives his praise (56:10-1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God redeems his life (56:1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PSALM 56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DAVID'S GRIEVOUS FOES (56:1-2, 5-6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DAVID'S GLORIOUS FRIEND (56:3-4, 7-1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6 </dc:title>
    <meta:initial-creator>David STRICKLAND</meta:initial-creator>
    <dc:creator>David STRICKLAND</dc:creator>
    <meta:creation-date>2020-02-22T19:33:13Z</meta:creation-date>
    <dc:date>2020-02-22T19:33:13Z</dc:date>
    <meta:template xlink:href="BibleStudy" xlink:type="simple"/>
    <meta:editing-cycles>1</meta:editing-cycles>
    <meta:editing-duration>PT0S</meta:editing-duration>
    <meta:document-statistic meta:paragraph-count="17" meta:word-count="120"/>
  </office:meta>
</office:document-meta>
</file>